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paragraph-rsid="00091d96" style:font-name-asian="Times New Roman1" style:font-name-complex="Times New Roman1"/>
    </style:style>
    <style:style style:name="P6" style:family="paragraph" style:parent-style-name="Lehetőségek">
      <style:text-properties style:font-name="Liberation Sans1" officeooo:rsid="002060da" officeooo:paragraph-rsid="002060da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8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paragraph-rsid="00390874" style:font-name-asian="Times New Roman1" style:font-name-complex="Times New Roman1"/>
    </style:style>
    <style:style style:name="P11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2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3" style:family="paragraph" style:parent-style-name="Lehetőségek">
      <style:text-properties officeooo:paragraph-rsid="0005ba01"/>
    </style:style>
    <style:style style:name="P14" style:family="paragraph" style:parent-style-name="Lehetőségek">
      <style:text-properties officeooo:paragraph-rsid="0009d531"/>
    </style:style>
    <style:style style:name="P15" style:family="paragraph" style:parent-style-name="Lehetőségek">
      <style:text-properties officeooo:paragraph-rsid="000d0d28"/>
    </style:style>
    <style:style style:name="P16" style:family="paragraph" style:parent-style-name="Lehetőségek">
      <style:text-properties officeooo:paragraph-rsid="0016e34c"/>
    </style:style>
    <style:style style:name="P17" style:family="paragraph" style:parent-style-name="Lehetőségek">
      <style:text-properties officeooo:paragraph-rsid="001d01fa"/>
    </style:style>
    <style:style style:name="P18" style:family="paragraph" style:parent-style-name="Lehetőségek">
      <style:text-properties officeooo:rsid="001d01fa" officeooo:paragraph-rsid="001d01fa"/>
    </style:style>
    <style:style style:name="P19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20" style:family="paragraph" style:parent-style-name="Kérdések">
      <style:text-properties style:font-name="DejaVu Sans1"/>
    </style:style>
    <style:style style:name="P21" style:family="paragraph" style:parent-style-name="Kérdések">
      <style:text-properties style:font-name="DejaVu Sans1" style:font-name-asian="Times New Roman1" style:font-name-complex="Times New Roman1"/>
    </style:style>
    <style:style style:name="P22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2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24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25" style:family="paragraph" style:parent-style-name="Kérdések">
      <style:text-properties style:font-name="Liberation Sans1" style:font-name-asian="Times New Roman1" style:font-name-complex="Times New Roman1"/>
    </style:style>
    <style:style style:name="P26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2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28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29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30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31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32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33" style:family="paragraph" style:parent-style-name="Kérdések">
      <style:text-properties style:font-name="Linux Libertine G" style:font-name-asian="Times New Roman1" style:font-name-complex="Times New Roman1"/>
    </style:style>
    <style:style style:name="P34" style:family="paragraph" style:parent-style-name="Kérdések">
      <style:text-properties officeooo:paragraph-rsid="0009d531"/>
    </style:style>
    <style:style style:name="P35" style:family="paragraph" style:parent-style-name="Kérdések">
      <style:text-properties officeooo:paragraph-rsid="001d01fa"/>
    </style:style>
    <style:style style:name="P36" style:family="paragraph" style:parent-style-name="Kérdések">
      <style:text-properties officeooo:rsid="001d01fa" officeooo:paragraph-rsid="001d01fa"/>
    </style:style>
    <style:style style:name="P37" style:family="paragraph" style:parent-style-name="Kérdések">
      <style:text-properties officeooo:rsid="002136dd" officeooo:paragraph-rsid="002136dd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40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41" style:family="paragraph" style:parent-style-name="Tabulátoros">
      <style:text-properties style:font-name="Linux Libertine G" officeooo:paragraph-rsid="00199d73"/>
    </style:style>
    <style:style style:name="P42" style:family="paragraph" style:parent-style-name="Tabulátoros">
      <style:text-properties style:font-name="Linux Libertine G" officeooo:paragraph-rsid="0015e47a"/>
    </style:style>
    <style:style style:name="P43" style:family="paragraph" style:parent-style-name="Tabulátoros">
      <style:text-properties style:font-name="Linux Libertine G" style:font-name-asian="Times New Roman1" style:font-name-complex="Times New Roman1"/>
    </style:style>
    <style:style style:name="P44" style:family="paragraph" style:parent-style-name="Tabulátoros">
      <style:text-properties style:font-name="Linux Libertine G" fo:font-weight="bold" officeooo:rsid="00199d73" officeooo:paragraph-rsid="00199d73" style:font-weight-asian="bold" style:font-weight-complex="bold"/>
    </style:style>
    <style:style style:name="P45" style:family="paragraph" style:parent-style-name="Tabulátoros">
      <style:text-properties style:font-name="Linux Libertine G" officeooo:paragraph-rsid="0026f266"/>
    </style:style>
    <style:style style:name="P46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47" style:family="paragraph" style:parent-style-name="Text_20_body" style:master-page-name="">
      <style:paragraph-properties fo:margin-top="0.101cm" fo:margin-bottom="0.101cm" loext:contextual-spacing="false" fo:text-align="center" style:justify-single-word="false" style:page-number="auto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8" style:family="paragraph" style:parent-style-name="Lehetőségek">
      <style:text-properties style:font-name="Liberation Sans1" officeooo:paragraph-rsid="00415458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1bad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style:font-name-asian="Times New Roman1" style:font-name-complex="Times New Roman1"/>
    </style:style>
    <style:style style:name="T6" style:family="text">
      <style:text-properties style:font-name="Liberation Sans1" officeooo:rsid="000b435e" style:font-name-asian="Times New Roman1" style:font-name-complex="Times New Roman1"/>
    </style:style>
    <style:style style:name="T7" style:family="text">
      <style:text-properties style:font-name="Liberation Sans1" officeooo:rsid="000d0d28" style:font-name-asian="Times New Roman1" style:font-name-complex="Times New Roman1"/>
    </style:style>
    <style:style style:name="T8" style:family="text">
      <style:text-properties style:font-name="Liberation Sans1" officeooo:rsid="00091d96" style:font-name-asian="Times New Roman1" style:font-name-complex="Times New Roman1"/>
    </style:style>
    <style:style style:name="T9" style:family="text">
      <style:text-properties style:font-name="Liberation Sans1" officeooo:rsid="0016e34c" style:font-name-asian="Times New Roman1" style:font-name-complex="Times New Roman1"/>
    </style:style>
    <style:style style:name="T10" style:family="text">
      <style:text-properties style:font-name="Liberation Sans1" officeooo:rsid="002ad0a6" style:font-name-asian="Times New Roman1" style:font-name-complex="Times New Roman1"/>
    </style:style>
    <style:style style:name="T11" style:family="text">
      <style:text-properties style:font-name="Liberation Sans1" officeooo:rsid="002dc3d8" style:font-name-asian="Times New Roman1" style:font-name-complex="Times New Roman1"/>
    </style:style>
    <style:style style:name="T12" style:family="text">
      <style:text-properties style:font-name="Liberation Sans1" officeooo:rsid="002f8b25" style:font-name-asian="Times New Roman1" style:font-name-complex="Times New Roman1"/>
    </style:style>
    <style:style style:name="T13" style:family="text">
      <style:text-properties style:font-name="Liberation Sans1" officeooo:rsid="00370410" style:font-name-asian="Times New Roman1" style:font-name-complex="Times New Roman1"/>
    </style:style>
    <style:style style:name="T14" style:family="text">
      <style:text-properties style:font-name="Liberation Sans1" officeooo:rsid="0013ef5e" style:font-name-asian="Times New Roman1" style:font-name-complex="Times New Roman1"/>
    </style:style>
    <style:style style:name="T15" style:family="text">
      <style:text-properties style:font-name="Liberation Sans1" officeooo:rsid="0014b297"/>
    </style:style>
    <style:style style:name="T16" style:family="text">
      <style:text-properties officeooo:rsid="0005ba01"/>
    </style:style>
    <style:style style:name="T17" style:family="text">
      <style:text-properties officeooo:rsid="000b435e"/>
    </style:style>
    <style:style style:name="T18" style:family="text">
      <style:text-properties officeooo:rsid="0010d952"/>
    </style:style>
    <style:style style:name="T19" style:family="text">
      <style:text-properties officeooo:rsid="0012c1ba"/>
    </style:style>
    <style:style style:name="T20" style:family="text">
      <style:text-properties officeooo:rsid="00157801"/>
    </style:style>
    <style:style style:name="T21" style:family="text">
      <style:text-properties officeooo:rsid="0015e47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99d73" style:font-weight-asian="bold" style:font-weight-complex="bold"/>
    </style:style>
    <style:style style:name="T24" style:family="text">
      <style:text-properties fo:font-weight="bold" officeooo:rsid="00275da7" style:font-weight-asian="bold" style:font-weight-complex="bold"/>
    </style:style>
    <style:style style:name="T25" style:family="text">
      <style:text-properties fo:font-weight="bold" officeooo:rsid="0027e7ae" style:font-weight-asian="bold" style:font-weight-complex="bold"/>
    </style:style>
    <style:style style:name="T26" style:family="text">
      <style:text-properties fo:font-weight="bold" officeooo:rsid="00370410" style:font-weight-asian="bold" style:font-weight-complex="bold"/>
    </style:style>
    <style:style style:name="T27" style:family="text">
      <style:text-properties officeooo:rsid="001d01fa"/>
    </style:style>
    <style:style style:name="T28" style:family="text">
      <style:text-properties officeooo:rsid="001effa8"/>
    </style:style>
    <style:style style:name="T29" style:family="text">
      <style:text-properties officeooo:rsid="002136dd"/>
    </style:style>
    <style:style style:name="T30" style:family="text">
      <style:text-properties officeooo:rsid="0022d739"/>
    </style:style>
    <style:style style:name="T31" style:family="text">
      <style:text-properties officeooo:rsid="0023229d"/>
    </style:style>
    <style:style style:name="T32" style:family="text">
      <style:text-properties officeooo:rsid="0025a101"/>
    </style:style>
    <style:style style:name="T33" style:family="text">
      <style:text-properties officeooo:rsid="0026607f"/>
    </style:style>
    <style:style style:name="T34" style:family="text">
      <style:text-properties officeooo:rsid="0026f266"/>
    </style:style>
    <style:style style:name="T35" style:family="text">
      <style:text-properties officeooo:rsid="00272e1b"/>
    </style:style>
    <style:style style:name="T36" style:family="text">
      <style:text-properties fo:font-weight="normal" officeooo:rsid="00199d73" style:font-weight-asian="normal" style:font-weight-complex="normal"/>
    </style:style>
    <style:style style:name="T37" style:family="text">
      <style:text-properties fo:font-weight="normal" officeooo:rsid="00275da7" style:font-weight-asian="normal" style:font-weight-complex="normal"/>
    </style:style>
    <style:style style:name="T38" style:family="text">
      <style:text-properties fo:font-weight="normal" officeooo:rsid="00283efa" style:font-weight-asian="normal" style:font-weight-complex="normal"/>
    </style:style>
    <style:style style:name="T39" style:family="text">
      <style:text-properties fo:font-weight="normal" officeooo:rsid="0027e7ae" style:font-weight-asian="normal" style:font-weight-complex="normal"/>
    </style:style>
    <style:style style:name="T40" style:family="text">
      <style:text-properties officeooo:rsid="002b97e9"/>
    </style:style>
    <style:style style:name="T41" style:family="text">
      <style:text-properties officeooo:rsid="002cc38d"/>
    </style:style>
    <style:style style:name="T42" style:family="text">
      <style:text-properties officeooo:rsid="00324d14"/>
    </style:style>
    <style:style style:name="T43" style:family="text">
      <style:text-properties officeooo:rsid="0033a754"/>
    </style:style>
    <style:style style:name="T44" style:family="text">
      <style:text-properties officeooo:rsid="0035321d"/>
    </style:style>
    <style:style style:name="T45" style:family="text">
      <style:text-properties officeooo:rsid="00370410"/>
    </style:style>
    <style:style style:name="T46" style:family="text">
      <style:text-properties officeooo:rsid="00379e72"/>
    </style:style>
    <style:style style:name="T47" style:family="text">
      <style:text-properties officeooo:rsid="00385e1f"/>
    </style:style>
    <style:style style:name="T48" style:family="text">
      <style:text-properties officeooo:rsid="003dcd53"/>
    </style:style>
    <style:style style:name="T49" style:family="text">
      <style:text-properties officeooo:rsid="004135dd"/>
    </style:style>
    <style:style style:name="T50" style:family="text">
      <style:text-properties officeooo:rsid="002409b6"/>
    </style:style>
    <style:style style:name="T51" style:family="text">
      <style:text-properties officeooo:rsid="004154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6 KVÍZ</text:title></text:p>
      <text:p text:style-name="P38"/>
      <text:p text:style-name="P45"><text:span text:style-name="T36">□ </text:span><text:span text:style-name="T37">Igen, </text:span><text:span text:style-name="T24">sz</text:span><text:span text:style-name="T23">eretnék kérni e-mailben több információt és hasznos linkeket</text:span><text:span text:style-name="T36"> arról, hogy miképpen vehetek részt a szabad szoftverek fejlesztésében, tesztelésében, dokumentálásában, népszerűsítésében! </text:span><text:span text:style-name="T38">Ne felejtsd el megadni az email-címedet.</text:span><text:span text:style-name="T23"><text:line-break/></text:span><text:span text:style-name="T36">□ </text:span><text:span text:style-name="T39">Kérek egy </text:span><text:span text:style-name="T25">digitális jelvényt a </text:span><text:span text:style-name="T26">kvíz</text:span><text:span text:style-name="T25"> kitöltéséért</text:span><text:span text:style-name="T39">!</text:span></text:p>
      <text:p text:style-name="P47">Néhol több helyes válasz is lehetséges!</text:p>
      <text:p text:style-name="P35"><text:span text:style-name="T33">Mikor megbízható</text:span> egy https kapcsolat?</text:p>
      <text:p text:style-name="P18">□ mindig<text:line-break/>□ sosem<text:line-break/>□ ha a tanúsítvány<text:span text:style-name="T45">t</text:span> megbízható szervezet írta alá<text:line-break/>□ ha a tanúsítvány nem járt le</text:p>
      <text:p text:style-name="P36">Melyik OpenStreetMap alapú szoftverrel érhető el akár országos lefedettségű offline, mobilos navigáció?</text:p>
      <text:p text:style-name="P18">□ OsmAnd<text:line-break/>□ MAPS.ME<text:line-break/>□ Google Maps<text:line-break/>□ Here Maps</text:p>
      <text:p text:style-name="P35">Melyik a Fedora Project négy alapelve?</text:p>
      <text:p text:style-name="P17">□ <text:span text:style-name="T27">Csatlakozz, Tervezz, Programozz, Oszd meg<text:line-break/>□ Használd, Fejleszd, Fordítsd, Csomagold<text:line-break/>□ Ingyenesség, Könnyedség, Szárnyalás, Együtt<text:line-break/>□ Szabadság, Barátok, Képességek, Elsőként</text:span></text:p>
      <text:p text:style-name="Kérdések">Ki férhet hozzá a felhőben (<text:span text:style-name="T16">G</text:span>oogle, <text:span text:style-name="T16">F</text:span>acebook, ...) tárolt adat<text:span text:style-name="T49">aidhoz</text:span>?</text:p>
      <text:p text:style-name="P13"><text:span text:style-name="T5">□ </text:span><text:span text:style-name="T3">én<text:line-break/></text:span><text:span text:style-name="T5">□ </text:span><text:span text:style-name="T3">akinek engedélyt adtam<text:line-break/></text:span><text:span text:style-name="T5">□ </text:span><text:span text:style-name="T3">a felhő szolgáltató<text:line-break/></text:span><text:span text:style-name="T5">□ </text:span><text:span text:style-name="T3">bárki akinek a felhő szolgáltató az adatokat kiadja</text:span></text:p>
      <text:p text:style-name="P26">Mi a<text:span text:style-name="T46">z emblémája</text:span> a Linuxnak?</text:p>
      <text:p text:style-name="P9">□ egér<text:tab/>□ pingvin<text:tab/>□ gepárd<text:tab/>□ <text:span text:style-name="T47">róka</text:span></text:p>
      <text:p text:style-name="P21"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36">Többek között melyik szoftverekkel szerkeszthető az OpenStreetMap térképe?</text:p>
      <text:p text:style-name="P17">□ JOSM – Java OpenStreetMap Editor<text:line-break/>□ OsmAnd<text:line-break/>□ Maps.me<text:line-break/>□ <text:span text:style-name="T27">i</text:span>D Editor</text:p>
      <text:p text:style-name="P34"><text:soft-page-break/><text:span text:style-name="T28">A Fedora, a Linux Mint, az Ubuntu </text:span>operációs rendszer:</text:p>
      <text:p text:style-name="P14"><text:span text:style-name="T5">□ </text:span><text:span text:style-name="T14">i</text:span><text:span text:style-name="T5">ngyenesen letölthető és használható, a frissítések is ingyenesek.<text:line-break/>□ </text:span><text:span text:style-name="T14">f</text:span><text:span text:style-name="T5">izetés ellenében letölthető és használható, a frissítések viszont ingyenesek<text:line-break/>□ </text:span><text:span text:style-name="T14">f</text:span><text:span text:style-name="T5">izetés ellenében letölthető és használhat</text:span>ó, és a frissítésekért is fizetni kell</text:p>
      <text:p text:style-name="P37">Kik szerkeszthetik a Wikipédia enciklopédi<text:span text:style-name="T42">át és az OpenStreetMap térképet?</text:span></text:p>
      <text:p text:style-name="P19">□ <text:span text:style-name="T29">Bárki</text:span><text:tab/>□ <text:span text:style-name="T29">Bárki, aki regisztrált<text:tab/></text:span>□ <text:span text:style-name="T29">Csak miniszteri engedéllyel</text:span></text:p>
      <text:p text:style-name="P22">Mi a helyes eljárás, ha a Moz<text:span text:style-name="T18">i</text:span>lla, a LibreOffice, az Ubuntu vagy más nyílt forráskódú termékben hibát találok?</text:p>
      <text:p text:style-name="P11"><text:span text:style-name="T4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4">http://bug.openscope.org/</text:span></text:a><text:span text:style-name="T4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p text:style-name="P31">Tudsz-e Windows 10 alatt linux-<text:span text:style-name="T32">os</text:span> programokat futtatni?</text:p>
      <text:p text:style-name="P8">□ Virtuális gépben<text:tab/>□ <text:span text:style-name="T48">H</text:span>a van <text:span text:style-name="T48">w</text:span>indowsos változata<text:span text:style-name="T29"><text:tab/></text:span>□ W.I.N.E. alatt<text:line-break/>□ Szinte mindegyiket<text:tab/>□ Nem lehet futtatni</text:p>
      <text:p text:style-name="P25">Ki férhet hozzá a titkosított csatornán (smtps/starttls) küldött levelekhez?</text:p>
      <text:p text:style-name="P15"><text:span text:style-name="T5">□ </text:span><text:span text:style-name="T17">a címzett</text:span><text:span text:style-name="T5"><text:line-break/>□</text:span><text:span text:style-name="T6"> a címzett levelező szolgáltatójának rendszergazdája</text:span><text:span text:style-name="T5"><text:line-break/>□ </text:span><text:span text:style-name="T6">az összes –</text:span><text:span text:style-name="T7"> </text:span><text:span text:style-name="T6">a továbbításban részt vevő –</text:span><text:span text:style-name="T7"> </text:span><text:span text:style-name="T6">levelező szerve</text:span><text:span text:style-name="T13">r</text:span><text:span text:style-name="T6"> rendszergazdája<text:line-break/>□ </text:span><text:span text:style-name="T7">bárki</text:span></text:p>
      <text:p text:style-name="P28">Mi a W.I.N.E. szó jelentése ?</text:p>
      <text:p text:style-name="P6"><text:span text:style-name="T17">□ </text:span>Windows Interactive Natural <text:s/>Engine<text:line-break/><text:span text:style-name="T17">□ </text:span>Wine Is Not Emulator<text:line-break/><text:span text:style-name="T17">□ </text:span>Wicked Installer Not Effective</text:p>
      <text:p text:style-name="P25">Kik vehetnek részt a szabad szoftverek fejlesztésében?</text:p>
      <text:p text:style-name="P48">□ Programozók, hiszen a szoftverek fejlesztéséhez kell a programozói tudás.<text:line-break/>□ <text:span text:style-name="T51">Fordítók<text:tab/>□ Dokumentáció írók <text:tab/>□ Marketingesek</text:span><text:line-break/>□ Bárki más is, aki kedvet érez hozzá, hogy valamilyen módon segítse a közösséget (programtesztelés, felhasználók segítése, népszerűsítés).</text:p>
      <text:p text:style-name="P34">Mi a méltányos kereskedelem- fair trade?</text:p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p text:style-name="P20">Milyen platformra vagy platformokra érhető el a Firefox mobil verziója?</text:p>
      <text:p text:style-name="P10">□ Symbian, Bada<text:line-break/>□ Android, Firefox OS, iOS<text:line-break/>□ BlackBerry, webOS</text:p>
      <text:p text:style-name="P34"><text:soft-page-break/>A dokumentumszabadság fontos, mert … </text:p>
      <text:p text:style-name="P14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p text:style-name="P23">Hogyan lehet titkosítani egy elküldendő e-mailt?</text:p>
      <text:p text:style-name="P4">□ <text:span text:style-name="T20">Felesleges titkosítani a leveleket csak a küldő és csak a fogadó láthatja.</text:span><text:line-break/>□ <text:span text:style-name="T20">GnuPG segítségével (akár a Thunderbird levelező és az Enigmail kiterjesztéssel) egyszerűen titkosíthatunk.</text:span><text:line-break/>□ <text:span text:style-name="T21">A magánhangzókat soha ne írjuk bele a levélbe.</text:span></text:p>
      <text:p text:style-name="P25">Hány hetente jelenik meg új verzió a Firefoxból? </text:p>
      <text:p text:style-name="P2">□ 3 <text:line-break/>□ 6 <text:line-break/>□ 42</text:p>
      <text:p text:style-name="P24">Válassz erős jelszót! Mely<text:span text:style-name="T41">ikeket</text:span> választanál ezekbő<text:span text:style-name="T40">l?</text:span></text:p>
      <text:p text:style-name="P12"><text:span text:style-name="T4">□ </text:span><text:span text:style-name="T15">Peter-13</text:span><text:span text:style-name="T4"><text:line-break/>□ </text:span><text:span text:style-name="T15">123456</text:span><text:span text:style-name="T4"><text:line-break/>□ </text:span><text:span text:style-name="T15">test123<text:line-break/>□ 8475_VzEs@Jt</text:span></text:p>
      <text:p text:style-name="P30"><text:span text:style-name="T31">Melyik Creative Commons licenc segítségével tudod az alkotásaidat szabadon terjeszteni</text:span>?</text:p>
      <text:p text:style-name="P7">□ <text:span text:style-name="T31">CC-BY</text:span><text:tab/>□ <text:span text:style-name="T31">CC-BY-NC</text:span><text:tab/>□ <text:span text:style-name="T31">CC-BY-ND<text:line-break/>□ CC-BY-NC-ND<text:tab/>□ CC-BY-SA<text:tab/>□ CC-BY-SA-NC</text:span></text:p>
      <text:p text:style-name="P27">Mi az a Live CD?</text:p>
      <text:p text:style-name="P3">□ A Linux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29"><text:span text:style-name="T30">Nagyjából h</text:span>ány gigabájt az OpenStreetMap világméretű térképi adatbázisa?</text:p>
      <text:p text:style-name="P5">□ <text:span text:style-name="T29">15</text:span><text:tab/>□ <text:span text:style-name="T29">61</text:span><text:tab/>□ <text:span text:style-name="T29">206</text:span></text:p>
      <text:p text:style-name="P32">Mi az OpenBadges?</text:p>
      <text:p text:style-name="P16"><text:span text:style-name="T8">□ </text:span><text:span text:style-name="T10">Digitális jelvény a tudás elismerésére</text:span><text:span text:style-name="T9"><text:tab/></text:span><text:span text:style-name="T8">□ </text:span><text:span text:style-name="T10">Szórakozóhely a Városligetben<text:line-break/></text:span><text:span text:style-name="T8">□ </text:span><text:span text:style-name="T11">Bee Gees emlékzenekar</text:span><text:span text:style-name="T9"><text:tab/></text:span><text:span text:style-name="T8">□ </text:span><text:span text:style-name="T12">Egy rakéta platform a NASA-nál</text:span></text:p>
      <text:p text:style-name="P40"/>
      <text:p text:style-name="P46"><text:span text:style-name="T22">Név:</text:span><text:tab/><text:tab/></text:p>
      <text:p text:style-name="P43"/>
      <text:p text:style-name="P43"><text:span text:style-name="T22">E-mail cím:</text:span><text:tab/><text:tab/></text:p>
      <text:p text:style-name="P44"/>
      <text:p text:style-name="P41">Honnan hallottál a szabad szoftverekről: <text:tab/></text:p>
      <text:p text:style-name="P41">Mióta használsz Firefoxot <text:span text:style-name="T43">és Thunderbirdöt</text:span>: <text:tab/> <text:span text:style-name="T44">éve</text:span></text:p>
      <text:p text:style-name="P41">Mióta használsz <text:span text:style-name="T43">valamilyen Linuxot</text:span>: <text:tab/> <text:span text:style-name="T44">éve</text:span></text:p>
      <text:p text:style-name="P42">Mióta használsz <text:span text:style-name="T21">LibreOffice-ot: <text:tab/> éve</text:span></text:p>
      <text:p text:style-name="P39">Mi a véleményed a Firefoxról és a Firefox androidos verziójáról?</text:p>
      <text:p text:style-name="Lehetőségek"><text:line-break/><text:line-break/></text:p>
      <text:p text:style-name="Kérdések"><text:span text:style-name="T34">Szívesen részt vennél a </text:span>Mozilla, <text:span text:style-name="T34">Wikipédia, az OpenStreetMap, a Linux Mint, a Fedora projektekben? Ha igen, akkor melyikekben?</text:span></text:p>
      <text:p text:style-name="Lehetőségek"><text:line-break/><text:line-break/></text:p>
      <text:p text:style-name="Kérdések">Milyen Mozilla termékeket és szolgáltatásokat használsz?</text:p>
      <text:p text:style-name="Lehetőségek"><text:line-break/><text:line-break/><text:line-break/></text:p>
      <text:p text:style-name="Kérdések">Honnan informálódsz a <text:span text:style-name="T35">szabad szoftverekkel, szabad tartalomról</text:span> kapcsolatos hírekről?</text:p>
      <text:p text:style-name="P2"><text:line-break/><text:line-break/><text:line-break/></text:p>
      <text:p text:style-name="P33">Ide rajzolhatsz valamit, ami a <text:span text:style-name="T19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31bad1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OpenSource 2016 KVÍZ</text:title><text:span text:style-name="MT1"><text:tab/><text:tab/></text:span><text:span text:style-name="MT2">2.0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6-08-02T15:07:36.891099703</dc:date>
    <meta:editing-duration>PT10H40M6S</meta:editing-duration>
    <meta:editing-cycles>231</meta:editing-cycles>
    <meta:generator>LibreOffice/5.1.4.2$Linux_X86_64 LibreOffice_project/10m0$Build-2</meta:generator>
    <dc:title>OpenSource 2016 KVÍZ</dc:title>
    <meta:printed-by>kami </meta:printed-by>
    <meta:print-date>2011-07-13T12:19:27</meta:print-date>
    <meta:document-statistic meta:table-count="0" meta:image-count="0" meta:object-count="0" meta:page-count="4" meta:paragraph-count="68" meta:word-count="838" meta:character-count="5859" meta:non-whitespace-character-count="5050"/>
  </office:meta>
</office:document-meta>
</file>